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tyLinkedMap.remove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LinkedMap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LinkedMap.read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LinkedMap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LinkedMap.EmptyLinked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mptyLinkedMap.remov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LinkedMap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LinkedMap.put( Object o , Object o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LinkedMap.putAll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LinkedMap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Linked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